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FreeSans" svg:font-family="FreeSans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12in"/>
    </style:style>
    <style:style style:name="TBL_0_0_col_1" style:family="table-column">
      <style:table-column-properties style:column-width="0.15in"/>
    </style:style>
    <style:style style:name="TBL_0_0_col_2" style:family="table-column">
      <style:table-column-properties style:column-width="0.01in"/>
    </style:style>
    <style:style style:name="TBL_0_0_col_3" style:family="table-column">
      <style:table-column-properties style:column-width="0.12in"/>
    </style:style>
    <style:style style:name="TBL_0_0_col_4" style:family="table-column">
      <style:table-column-properties style:column-width="0.97in"/>
    </style:style>
    <style:style style:name="TBL_0_0_col_5" style:family="table-column">
      <style:table-column-properties style:column-width="0.72in"/>
    </style:style>
    <style:style style:name="TBL_0_0_col_6" style:family="table-column">
      <style:table-column-properties style:column-width="0.38in"/>
    </style:style>
    <style:style style:name="TBL_0_0_col_7" style:family="table-column">
      <style:table-column-properties style:column-width="1.0in"/>
    </style:style>
    <style:style style:name="TBL_0_0_col_8" style:family="table-column">
      <style:table-column-properties style:column-width="0.3in"/>
    </style:style>
    <style:style style:name="TBL_0_0_col_9" style:family="table-column">
      <style:table-column-properties style:column-width="0.08in"/>
    </style:style>
    <style:style style:name="TBL_0_0_col_10" style:family="table-column">
      <style:table-column-properties style:column-width="0.04in"/>
    </style:style>
    <style:style style:name="TBL_0_0_col_11" style:family="table-column">
      <style:table-column-properties style:column-width="0.73in"/>
    </style:style>
    <style:style style:name="TBL_0_0_col_12" style:family="table-column">
      <style:table-column-properties style:column-width="0.4in"/>
    </style:style>
    <style:style style:name="TBL_0_0_col_13" style:family="table-column">
      <style:table-column-properties style:column-width="0.94in"/>
    </style:style>
    <style:style style:name="TBL_0_0_col_14" style:family="table-column">
      <style:table-column-properties style:column-width="0.36in"/>
    </style:style>
    <style:style style:name="TBL_0_0_col_15" style:family="table-column">
      <style:table-column-properties style:column-width="0.16in"/>
    </style:style>
    <style:style style:name="TBL_0_0_col_16" style:family="table-column">
      <style:table-column-properties style:column-width="0.62in"/>
    </style:style>
    <style:style style:name="TBL_0_0_col_17" style:family="table-column">
      <style:table-column-properties style:column-width="0.48in"/>
    </style:style>
    <style:style style:name="TBL_0_0_col_18" style:family="table-column">
      <style:table-column-properties style:column-width="0.27in"/>
    </style:style>
    <style:style style:name="TBL_0_0_col_19" style:family="table-column">
      <style:table-column-properties style:column-width="0.01in"/>
    </style:style>
    <style:style style:name="TBL_0_0_col_20" style:family="table-column">
      <style:table-column-properties style:column-width="0.31in"/>
    </style:style>
    <style:style style:name="TBL_0_0_row_0" style:family="table-row">
      <style:table-row-properties style:use-optimal-row-height="false" style:row-height="0.31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3in"/>
    </style:style>
    <style:style style:name="TBL_0_0_37" style:family="table">
      <style:table-properties table:align="left" style:width="4.38in"/>
    </style:style>
    <style:style style:name="TBL_0_0_37_col_0" style:family="table-column">
      <style:table-column-properties style:column-width="4.38in"/>
    </style:style>
    <style:style style:name="TBL_0_0_38" style:family="table">
      <style:table-properties table:align="left" style:width="2.5in"/>
    </style:style>
    <style:style style:name="TBL_0_0_38_col_0" style:family="table-column">
      <style:table-column-properties style:column-width="2.5in"/>
    </style:style>
    <style:style style:name="TBL_0_0_row_2" style:family="table-row">
      <style:table-row-properties style:use-optimal-row-height="false" style:row-height="0.45in"/>
    </style:style>
    <style:style style:name="TBL_0_0_row_3" style:family="table-row">
      <style:table-row-properties style:use-optimal-row-height="false" style:row-height="0.13in"/>
    </style:style>
    <style:style style:name="TBL_0_0_row_4" style:family="table-row">
      <style:table-row-properties style:use-optimal-row-height="false" style:row-height="0.16in"/>
    </style:style>
    <style:style style:name="TBL_0_0_row_5" style:family="table-row">
      <style:table-row-properties style:use-optimal-row-height="false" style:row-height="0.11in"/>
    </style:style>
    <style:style style:name="TBL_0_0_row_6" style:family="table-row">
      <style:table-row-properties style:use-optimal-row-height="false" style:row-height="0.27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0" style:family="paragraph">
      <style:paragraph-properties fo:text-align="start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0.0pt" fo:font-weight="bold">
</style:text-properties>
    </style:style>
    <style:style style:name="T1" style:family="text">
      <style:text-properties style:font-name="SansSerif" fo:font-size="10.0pt">
</style:text-properties>
    </style:style>
    <style:style style:name="TBL_0_0_row_7" style:family="table-row">
      <style:table-row-properties style:use-optimal-row-height="false" style:row-height="0.27in"/>
    </style:style>
    <style:style style:name="TBL_0_0_row_8" style:family="table-row">
      <style:table-row-properties style:use-optimal-row-height="false" style:row-height="0.27in"/>
    </style:style>
    <style:style style:name="TBL_0_0_row_9" style:family="table-row">
      <style:table-row-properties style:use-optimal-row-height="false" style:row-height="0.56in"/>
    </style:style>
    <style:style style:name="TBL_0_0_row_10" style:family="table-row">
      <style:table-row-properties style:use-optimal-row-height="false" style:row-height="0.22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bottom"/>
      <style:paragraph-properties fo:text-align="start"/>
    </style:style>
    <style:style style:name="P1" style:family="paragraph">
      <style:paragraph-properties fo:text-align="start" style:vertical-align="bottom">
</style:paragraph-properties>
      <style:text-properties style:text-rotation-angle="0">
</style:text-properties>
    </style:style>
    <style:style style:name="T2" style:family="text">
      <style:text-properties style:font-name="SansSerif" fo:font-size="12.0pt">
</style:text-properties>
    </style:style>
    <style:style style:name="TBL_0_0_row_11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12" style:family="table-row">
      <style:table-row-properties style:use-optimal-row-height="false" style:row-height="0.04in"/>
    </style:style>
    <style:style style:name="TBL_0_0_row_13" style:family="table-row">
      <style:table-row-properties style:use-optimal-row-height="false" style:row-height="0.2in"/>
    </style:style>
    <style:style style:name="C3" style:family="table-cell">
      <style:table-cell-properties fo:wrap-option="wrap" style:shrink-to-fit="false" fo:background-color="#E0E4FB" fo:border-top="0.013888888888888888in solid #666666" fo:padding-top="0.0in" fo:border-left="0.013888888888888888in solid #666666" fo:padding-left="0.0in" fo:border-bottom="0.013888888888888888in solid #666666" fo:padding-bottom="0.0in" fo:border-right="0.013888888888888888in solid #666666" fo:padding-right="0.0in" style:vertical-align="middle"/>
      <style:paragraph-properties fo:text-align="center"/>
    </style:style>
    <style:style style:name="P2" style:family="paragraph">
      <style:paragraph-properties fo:text-align="center" style:vertical-align="middle">
</style:paragraph-properties>
      <style:text-properties style:text-rotation-angle="0">
</style:text-properties>
    </style:style>
    <style:style style:name="T3" style:family="text">
      <style:text-properties fo:color="#666666" style:font-name="FreeSans" fo:font-size="10.0pt" fo:font-weight="bold" fo:background-color="#E0E4FB">
</style:text-properties>
    </style:style>
    <style:style style:name="C4" style:family="table-cell">
      <style:table-cell-properties fo:wrap-option="wrap" style:shrink-to-fit="false" fo:background-color="#FFFFFF" fo:border-top="0.013888888888888888in solid #666666" fo:padding-top="0.0in" fo:border-left="0.013888888888888888in solid #666666" fo:padding-left="0.0in" fo:border-bottom="0.013888888888888888in solid #666666" fo:padding-bottom="0.0in" fo:border-right="0.013888888888888888in solid #666666" fo:padding-right="0.0in" style:vertical-align="middle"/>
      <style:paragraph-properties fo:text-align="center"/>
    </style:style>
    <style:style style:name="T4" style:family="text">
      <style:text-properties fo:color="#666666" style:font-name="FreeSans" fo:font-size="9.0pt" fo:font-weight="bold" fo:background-color="#FFFFFF">
</style:text-properties>
    </style:style>
    <style:style style:name="C5" style:family="table-cell">
      <style:table-cell-properties fo:wrap-option="wrap" style:shrink-to-fit="false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middle"/>
      <style:paragraph-properties fo:text-align="center"/>
    </style:style>
    <style:style style:name="C6" style:family="table-cell">
      <style:table-cell-properties fo:wrap-option="wrap" style:shrink-to-fit="false" fo:border-top="0.013888888888888888in solid #666666" fo:padding-top="0.0in" fo:border-left="0.013888888888888888in solid #666666" fo:padding-left="0.0in" fo:border-bottom="0.013888888888888888in solid #666666" fo:padding-bottom="0.0in" fo:border-right="0.013888888888888888in solid #666666" fo:padding-right="0.0in" style:vertical-align="middle"/>
      <style:paragraph-properties fo:text-align="center"/>
    </style:style>
    <style:style style:name="T5" style:family="text">
      <style:text-properties fo:color="#666666" style:font-name="FreeSans" fo:font-size="9.0pt" fo:font-weight="bold">
</style:text-properties>
    </style:style>
    <style:style style:name="TBL_0_0_row_14" style:family="table-row">
      <style:table-row-properties style:use-optimal-row-height="false" style:row-height="0.2in"/>
    </style:style>
    <style:style style:name="TBL_0_0_row_15" style:family="table-row">
      <style:table-row-properties style:use-optimal-row-height="false" style:row-height="0.2in"/>
    </style:style>
    <style:style style:name="TBL_0_0_row_16" style:family="table-row">
      <style:table-row-properties style:use-optimal-row-height="false" style:row-height="0.06in"/>
    </style:style>
    <style:style style:name="TBL_0_0_row_17" style:family="table-row">
      <style:table-row-properties style:use-optimal-row-height="false" style:row-height="0.13in"/>
    </style:style>
    <style:style style:name="TBL_0_0_row_18" style:family="table-row">
      <style:table-row-properties style:use-optimal-row-height="false" style:row-height="0.13in"/>
    </style:style>
    <style:style style:name="TBL_0_0_row_19" style:family="table-row">
      <style:table-row-properties style:use-optimal-row-height="false" style:row-height="0.06in"/>
    </style:style>
    <style:style style:name="TBL_0_0_row_20" style:family="table-row">
      <style:table-row-properties style:use-optimal-row-height="false" style:row-height="0.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 table:number-columns-spanned="10" table:number-rows-spanned="4">
            <table:table is-subtable="true" table:name="TBL_0_0_37" table:style-name="TBL_0_0_37">
              <table:table-column table:style-name="TBL_0_0_37_col_0">
</table:table-column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 table:number-columns-spanned="5" table:number-rows-spanned="4">
            <table:table is-subtable="true" table:name="TBL_0_0_38" table:style-name="TBL_0_0_38">
              <table:table-column table:style-name="TBL_0_0_38_col_0">
</table:table-column>
            </table:table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1" table:number-columns-spanned="3">
            <text:p text:style-name="P0"><text:bookmark text:name="JR_PAGE_ANCHOR_0_1"/>
<text:span text:style-name="T0">Progress type:</text:span></text:p>
          </table:table-cell>
          <table:covered-table-cell/>
          <table:covered-table-cell/>
          <table:table-cell table:style-name="C1" table:number-columns-spanned="8">
            <text:p text:style-name="P0"><text:span text:style-name="T1">SPREA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1" table:number-columns-spanned="3">
            <text:p text:style-name="P0"><text:span text:style-name="T0">Order:</text:span></text:p>
          </table:table-cell>
          <table:covered-table-cell/>
          <table:covered-table-cell/>
          <table:table-cell table:style-name="C1" table:number-columns-spanned="12">
            <text:p text:style-name="P0"><text:span text:style-name="T1">Al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1" table:number-columns-spanned="3">
            <text:p text:style-name="P0"><text:span text:style-name="T0">Reference date:</text:span></text:p>
          </table:table-cell>
          <table:covered-table-cell/>
          <table:covered-table-cell/>
          <table:table-cell table:style-name="C1" table:number-columns-spanned="2">
            <text:p text:style-name="P0"><text:span text:style-name="T1">21/02/2011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2" table:number-columns-spanned="14">
            <text:p text:style-name="P1"><text:span text:style-name="T2">Frig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number-columns-spanned="18">
            <text:p><draw:line text:anchor-type="paragraph" draw:style-name="G0" svg:x1="0.0in" svg:y1="0.0in" svg:x2="7.6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3" table:number-columns-spanned="3" table:number-rows-spanned="2">
            <text:p text:style-name="P2"><text:span text:style-name="T3">Total hours</text:span></text:p>
          </table:table-cell>
          <table:covered-table-cell/>
          <table:covered-table-cell/>
          <table:table-cell table:style-name="C4" table:number-columns-spanned="2">
            <text:p text:style-name="P2"><text:span text:style-name="T4">Estimated</text:span></text:p>
          </table:table-cell>
          <table:covered-table-cell/>
          <table:table-cell table:style-name="C5" table:number-columns-spanned="2">
            <text:p text:style-name="P2"><text:span text:style-name="T1">1005</text:span></text:p>
          </table:table-cell>
          <table:covered-table-cell/>
          <table:table-cell table:style-name="C0"/>
          <table:table-cell table:style-name="C3" table:number-columns-spanned="3" table:number-rows-spanned="2">
            <text:p text:style-name="P2"><text:span text:style-name="T3">Hours up to date</text:span></text:p>
          </table:table-cell>
          <table:covered-table-cell/>
          <table:covered-table-cell/>
          <table:table-cell table:style-name="C6" table:number-columns-spanned="3">
            <text:p text:style-name="P2"><text:span text:style-name="T5">Planned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867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covered-table-cell/>
          <table:covered-table-cell/>
          <table:covered-table-cell/>
          <table:table-cell table:style-name="C6" table:number-columns-spanned="2">
            <text:p text:style-name="P2"><text:span text:style-name="T5">Planned</text:span></text:p>
          </table:table-cell>
          <table:covered-table-cell/>
          <table:table-cell table:style-name="C5" table:number-columns-spanned="2">
            <text:p text:style-name="P2"><text:span text:style-name="T1">1406</text:span></text:p>
          </table:table-cell>
          <table:covered-table-cell/>
          <table:table-cell table:style-name="C0"/>
          <table:covered-table-cell/>
          <table:covered-table-cell/>
          <table:covered-table-cell/>
          <table:table-cell table:style-name="C6" table:number-columns-spanned="3">
            <text:p text:style-name="P2"><text:span text:style-name="T5">Real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25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3" table:number-columns-spanned="3" table:number-rows-spanned="6">
            <text:p text:style-name="P2"><text:span text:style-name="T3">Progress</text:span></text:p>
          </table:table-cell>
          <table:covered-table-cell/>
          <table:covered-table-cell/>
          <table:table-cell table:style-name="C6" table:number-columns-spanned="2" table:number-rows-spanned="2">
            <text:p text:style-name="P2"><text:span text:style-name="T5">Measured</text:span></text:p>
          </table:table-cell>
          <table:covered-table-cell/>
          <table:table-cell table:style-name="C5" table:number-columns-spanned="2" table:number-rows-spanned="2">
            <text:p text:style-name="P2"><text:span text:style-name="T1">0.04</text:span></text:p>
          </table:table-cell>
          <table:covered-table-cell/>
          <table:table-cell table:style-name="C0"/>
          <table:table-cell table:style-name="C3" table:number-columns-spanned="3" table:number-rows-spanned="6">
            <text:p text:style-name="P2"><text:span text:style-name="T3">Difference</text:span></text:p>
          </table:table-cell>
          <table:covered-table-cell/>
          <table:covered-table-cell/>
          <table:table-cell table:style-name="C6" table:number-columns-spanned="3">
            <text:p text:style-name="P2"><text:span text:style-name="T5">Cost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24.3506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table-cell table:style-name="C6" table:number-columns-spanned="3" table:number-rows-spanned="2">
            <text:p text:style-name="P2"><text:span text:style-name="T5">Planned</text:span></text:p>
          </table:table-cell>
          <table:covered-table-cell/>
          <table:covered-table-cell/>
          <table:table-cell table:style-name="C5" table:number-columns-spanned="3" table:number-rows-spanned="2">
            <text:p text:style-name="P2"><text:span text:style-name="T1">-817.6494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covered-table-cell/>
          <table:covered-table-cell/>
          <table:covered-table-cell/>
          <table:table-cell table:style-name="C6" table:number-columns-spanned="2" table:number-rows-spanned="2">
            <text:p text:style-name="P2"><text:span text:style-name="T5">Imputed</text:span></text:p>
          </table:table-cell>
          <table:covered-table-cell/>
          <table:table-cell table:style-name="C5" table:number-columns-spanned="2" table:number-rows-spanned="2">
            <text:p text:style-name="P2"><text:span text:style-name="T1">0.02</text:span></text:p>
          </table:table-cell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table-cell table:style-name="C6" table:number-columns-spanned="3" table:number-rows-spanned="2">
            <text:p text:style-name="P2"><text:span text:style-name="T5">Cost ratio</text:span></text:p>
          </table:table-cell>
          <table:covered-table-cell/>
          <table:covered-table-cell/>
          <table:table-cell table:style-name="C5" table:number-columns-spanned="3" table:number-rows-spanned="2">
            <text:p text:style-name="P2"><text:span text:style-name="T1">1.97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covered-table-cell/>
          <table:covered-table-cell/>
          <table:covered-table-cell/>
          <table:table-cell table:style-name="C6" table:number-columns-spanned="2" table:number-rows-spanned="2">
            <text:p text:style-name="P2"><text:span text:style-name="T5">Planned</text:span></text:p>
          </table:table-cell>
          <table:covered-table-cell/>
          <table:table-cell table:style-name="C5" table:number-columns-spanned="2" table:number-rows-spanned="2">
            <text:p text:style-name="P2"><text:span text:style-name="T1">0.62</text:span></text:p>
          </table:table-cell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table-cell table:style-name="C6" table:number-columns-spanned="3">
            <text:p text:style-name="P2"><text:span text:style-name="T5">Planned ratio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0.06</text:span></text:p>
          </table:table-cell>
          <table:covered-table-cell/>
          <table:covered-table-cell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